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18.75cm" fo:min-width="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598cm" fo:min-width="2.74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2.6cm" fo:wrap-option="wrap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851cm" fo:min-width="1.87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2.6cm" fo:wrap-option="wrap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2.948cm" fo:wrap-option="wrap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3.9cm" fo:wrap-option="wrap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3.9cm" fo:wrap-option="wrap"/>
    </style:style>
    <style:style style:name="gr10" style:family="graphic" style:parent-style-name="standard">
      <style:graphic-properties svg:stroke-color="#000000" draw:fill-color="#ffffff" draw:textarea-horizontal-align="justify" draw:textarea-vertical-align="top" draw:auto-grow-height="false" fo:min-height="19.25cm" fo:min-width="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2.6cm" fo:wrap-option="wrap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198cm" fo:min-width="2.948cm" fo:wrap-option="wrap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802cm" fo:min-width="3.9cm" fo:wrap-option="wrap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3.05cm" fo:min-width="3.9cm" fo:wrap-option="wrap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3.9cm" fo:wrap-option="wrap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598cm" fo:min-width="2.748cm" fo:wrap-option="wrap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851cm" fo:min-width="2.238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2.7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2" draw:layer="layout" svg:width="9.5cm" svg:height="19cm" svg:x="1cm" svg:y="1cm">
          <text:p text:style-name="P1">Binnenland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3.6cm" svg:height="1.2cm" svg:x="1.3cm" svg:y="1.9cm">
          <text:p text:style-name="P1"><text:span text:style-name="T1">Inschrijvi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xml:id="id1" draw:id="id1" draw:layer="layout" svg:width="3.1cm" svg:height="1.7cm" svg:x="1.552cm" svg:y="3.8cm">
          <text:p text:style-name="P1"><text:span text:style-name="T1">Filter actuele gegevens op</text:span></text:p>
          <text:p text:style-name="P1"><text:span text:style-name="T1">peildatu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3.9cm" svg:height="1.1cm" svg:x="1.152cm" svg:y="6.2cm">
          <text:p text:style-name="P1"><text:span text:style-name="T1">Gefiltererde</text:span></text:p>
          <text:p text:style-name="P1"><text:span text:style-name="T1">inschrijving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4" draw:layer="layout" svg:x1="3.102cm" svg:y1="5.5cm" svg:x2="3.102cm" svg:y2="6.2cm" draw:start-shape="id1" draw:start-glue-point="2" draw:end-shape="id2" draw:end-glue-point="5" svg:d="M3102 5500v700" svg:viewBox="0 0 1 701">
          <text:p/>
        </draw:connector>
        <draw:connector draw:style-name="gr5" draw:text-style-name="P4" draw:layer="layout" svg:x1="3.1cm" svg:y1="3.1cm" svg:x2="3.102cm" svg:y2="3.8cm" draw:start-shape="id3" draw:start-glue-point="6" draw:end-shape="id1" draw:end-glue-point="0" svg:d="M3100 3100v351h2v349" svg:viewBox="0 0 3 701">
          <text:p/>
        </draw:connector>
        <draw:custom-shape draw:style-name="gr6" draw:text-style-name="P2" xml:id="id4" draw:id="id4" draw:layer="layout" svg:width="3.1cm" svg:height="2.2cm" svg:x="1.552cm" svg:y="8.1cm">
          <text:p text:style-name="P1"><text:span text:style-name="T1">Selecteer voorgaande en huidige gegevens van persoon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3.102cm" svg:y1="7.3cm" svg:x2="3.102cm" svg:y2="8.1cm" draw:start-shape="id2" draw:start-glue-point="8" draw:end-shape="id4" draw:end-glue-point="0" svg:d="M3102 7300v800" svg:viewBox="0 0 1 801">
          <text:p/>
        </draw:connector>
        <draw:custom-shape draw:style-name="gr2" draw:text-style-name="P3" xml:id="id6" draw:id="id6" draw:layer="layout" svg:width="3.6cm" svg:height="1.2cm" svg:x="6.076cm" svg:y="1.9cm">
          <text:p text:style-name="P1"><text:span text:style-name="T1">Vestigi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2" xml:id="id5" draw:id="id5" draw:layer="layout" svg:width="3.448cm" svg:height="2.2cm" svg:x="6.152cm" svg:y="8.248cm">
          <text:p text:style-name="P1"><text:span text:style-name="T1">Selecteer het vestigingsland tussen de huidige en vorige inschrijvingsdatum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4.652cm" svg:y1="9.2cm" svg:x2="6.152cm" svg:y2="9.348cm" draw:start-shape="id4" draw:start-glue-point="1" draw:end-shape="id5" draw:end-glue-point="3" svg:d="M4652 9200h750v148h750" svg:viewBox="0 0 1501 149">
          <text:p/>
        </draw:connector>
        <draw:connector draw:style-name="gr5" draw:text-style-name="P4" draw:layer="layout" svg:x1="7.876cm" svg:y1="3.1cm" svg:x2="7.876cm" svg:y2="8.248cm" draw:start-shape="id6" draw:start-glue-point="6" draw:end-shape="id5" svg:d="M7876 3100v5148" svg:viewBox="0 0 1 5149">
          <text:p/>
        </draw:connector>
        <draw:custom-shape draw:style-name="gr8" draw:text-style-name="P2" xml:id="id7" draw:id="id7" draw:layer="layout" svg:width="4.4cm" svg:height="3.2cm" svg:x="5.676cm" svg:y="11.148cm">
          <text:p text:style-name="P1"><text:span text:style-name="T1">Filter op inschrijvingen waarbij de vorige gemeente(code) onbekend of Amsterdam is en de huidige gemeente(code) onbekend of niet Amsterdam i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7.876cm" svg:y1="10.448cm" svg:x2="7.876cm" svg:y2="11.148cm" draw:start-shape="id5" draw:start-glue-point="2" draw:end-shape="id7" draw:end-glue-point="0" svg:d="M7876 10448v700" svg:viewBox="0 0 1 701">
          <text:p/>
        </draw:connector>
        <draw:custom-shape draw:style-name="gr9" draw:text-style-name="P2" xml:id="id8" draw:id="id8" draw:layer="layout" svg:width="4.4cm" svg:height="2cm" svg:x="5.672cm" svg:y="15.048cm">
          <text:p text:style-name="P1"><text:span text:style-name="T1">Filter op Nederlands of onbekende vestigingsland voor voorgaande inschrijving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9" draw:id="id9" draw:layer="layout" svg:width="4.4cm" svg:height="2cm" svg:x="5.672cm" svg:y="17.7cm">
          <text:p text:style-name="P1"><text:span text:style-name="T1">Filter op inschrijvigingen waarvan de huidige inschrijvingsdatum in tijdvak ligt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7.876cm" svg:y1="14.348cm" svg:x2="7.872cm" svg:y2="15.048cm" draw:start-shape="id7" draw:start-glue-point="2" draw:end-shape="id8" draw:end-glue-point="0" svg:d="M7876 14348v350h-4v350" svg:viewBox="0 0 5 701">
          <text:p/>
        </draw:connector>
        <draw:connector draw:style-name="gr5" draw:text-style-name="P4" draw:layer="layout" svg:x1="7.872cm" svg:y1="17.048cm" svg:x2="7.872cm" svg:y2="17.7cm" draw:start-shape="id8" draw:start-glue-point="2" draw:end-shape="id9" draw:end-glue-point="0" svg:d="M7872 17048v652" svg:viewBox="0 0 1 653">
          <text:p/>
        </draw:connector>
        <draw:custom-shape draw:style-name="gr10" draw:text-style-name="P2" draw:layer="layout" svg:width="9.5cm" svg:height="19.5cm" svg:x="10.5cm" svg:y="1cm">
          <text:p text:style-name="P1">Buitenland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9.5cm" svg:height="19.5cm" svg:x="1cm" svg:y="1cm">
          <text:p text:style-name="P1">Binnenland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3.6cm" svg:height="1.2cm" svg:x="1.3cm" svg:y="1.9cm">
          <text:p text:style-name="P1"><text:span text:style-name="T1">Inschrijvi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xml:id="id10" draw:id="id10" draw:layer="layout" svg:width="3.1cm" svg:height="1.7cm" svg:x="1.552cm" svg:y="3.8cm">
          <text:p text:style-name="P1"><text:span text:style-name="T1">Filter actuele gegevens op</text:span></text:p>
          <text:p text:style-name="P1"><text:span text:style-name="T1">persoon op peildatu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1" draw:id="id11" draw:layer="layout" svg:width="3.9cm" svg:height="1.1cm" svg:x="1.152cm" svg:y="6.2cm">
          <text:p text:style-name="P1"><text:span text:style-name="T1">Gefilterde</text:span></text:p>
          <text:p text:style-name="P1"><text:span text:style-name="T1">inschrijving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4" draw:layer="layout" svg:x1="3.102cm" svg:y1="5.5cm" svg:x2="3.102cm" svg:y2="6.2cm" draw:start-shape="id10" draw:start-glue-point="2" draw:end-shape="id11" draw:end-glue-point="5" svg:d="M3102 5500v700" svg:viewBox="0 0 1 701">
          <text:p/>
        </draw:connector>
        <draw:connector draw:style-name="gr5" draw:text-style-name="P4" draw:layer="layout" svg:x1="3.1cm" svg:y1="3.1cm" svg:x2="3.102cm" svg:y2="3.8cm" draw:start-shape="id12" draw:start-glue-point="6" draw:end-shape="id10" draw:end-glue-point="0" svg:d="M3100 3100v351h2v349" svg:viewBox="0 0 3 701">
          <text:p/>
        </draw:connector>
        <draw:custom-shape draw:style-name="gr11" draw:text-style-name="P2" xml:id="id13" draw:id="id13" draw:layer="layout" svg:width="3.1cm" svg:height="2.5cm" svg:x="1.552cm" svg:y="7.976cm">
          <text:p text:style-name="P1"><text:span text:style-name="T1">Selecteer vorige en huidige inschrijvings-gegevens van persoon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3.102cm" svg:y1="7.3cm" svg:x2="3.102cm" svg:y2="7.976cm" draw:start-shape="id11" draw:start-glue-point="8" draw:end-shape="id13" draw:end-glue-point="0" svg:d="M3102 7300v676" svg:viewBox="0 0 1 677">
          <text:p/>
        </draw:connector>
        <draw:custom-shape draw:style-name="gr2" draw:text-style-name="P3" xml:id="id15" draw:id="id15" draw:layer="layout" svg:width="3.6cm" svg:height="1.2cm" svg:x="6.076cm" svg:y="1.9cm">
          <text:p text:style-name="P1"><text:span text:style-name="T1">Vestigi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2" xml:id="id14" draw:id="id14" draw:layer="layout" svg:width="3.448cm" svg:height="2.448cm" svg:x="6.152cm" svg:y="8cm">
          <text:p text:style-name="P1"><text:span text:style-name="T1">Selecteer het vestigingsland tussen de huidige en vorige inschrijvingsdatum van persoon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4.652cm" svg:y1="9.226cm" svg:x2="6.152cm" svg:y2="9.224cm" draw:start-shape="id13" draw:start-glue-point="1" draw:end-shape="id14" draw:end-glue-point="3" svg:d="M4652 9226h750v-2h750" svg:viewBox="0 0 1501 3">
          <text:p/>
        </draw:connector>
        <draw:connector draw:style-name="gr5" draw:text-style-name="P4" draw:layer="layout" svg:x1="7.876cm" svg:y1="3.1cm" svg:x2="7.876cm" svg:y2="8cm" draw:start-shape="id15" draw:start-glue-point="6" draw:end-shape="id14" svg:d="M7876 3100v4900" svg:viewBox="0 0 1 4901">
          <text:p/>
        </draw:connector>
        <draw:custom-shape draw:style-name="gr8" draw:text-style-name="P2" xml:id="id16" draw:id="id16" draw:layer="layout" svg:width="4.4cm" svg:height="3.2cm" svg:x="5.676cm" svg:y="11.148cm">
          <text:p text:style-name="P1"><text:span text:style-name="T1">Filter op inschrijvingen van persoon waarbij de vorige gemeente(code) onbekend of Amsterdam is en de huidige gemeente(code) onbekend of niet Amsterdam i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7.876cm" svg:y1="10.448cm" svg:x2="7.876cm" svg:y2="11.148cm" draw:start-shape="id14" draw:start-glue-point="2" draw:end-shape="id16" svg:d="M7876 10448v700" svg:viewBox="0 0 1 701">
          <text:p/>
        </draw:connector>
        <draw:custom-shape draw:style-name="gr13" draw:text-style-name="P2" xml:id="id17" draw:id="id17" draw:layer="layout" svg:width="4.4cm" svg:height="2.052cm" svg:x="5.672cm" svg:y="15.348cm">
          <text:p text:style-name="P1"><text:span text:style-name="T1">Filter op vestigingsland is Nederland of onbekend voor vorige inschrijving van persoon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8" draw:id="id18" draw:layer="layout" svg:width="4.4cm" svg:height="2cm" svg:x="5.672cm" svg:y="18.2cm">
          <text:p text:style-name="P1"><text:span text:style-name="T1">Filter op inschrijvingen van persoon waarvan de huidige inschrijvingsdatum in tijdvak ligt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7.876cm" svg:y1="14.348cm" svg:x2="7.872cm" svg:y2="15.348cm" draw:start-shape="id16" draw:start-glue-point="2" draw:end-shape="id17" draw:end-glue-point="0" svg:d="M7876 14348v500h-4v500" svg:viewBox="0 0 5 1001">
          <text:p/>
        </draw:connector>
        <draw:connector draw:style-name="gr5" draw:text-style-name="P4" draw:layer="layout" svg:x1="7.872cm" svg:y1="17.4cm" svg:x2="7.872cm" svg:y2="18.2cm" draw:start-shape="id17" draw:start-glue-point="2" draw:end-shape="id18" draw:end-glue-point="0" svg:d="M7872 17400v800" svg:viewBox="0 0 1 801">
          <text:p/>
        </draw:connector>
        <draw:custom-shape draw:style-name="gr2" draw:text-style-name="P3" xml:id="id26" draw:id="id26" draw:layer="layout" svg:width="3.6cm" svg:height="1.2cm" svg:x="11.2cm" svg:y="1.9cm">
          <text:p text:style-name="P1"><text:span text:style-name="T1">Inschrijvi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22" draw:id="id22" draw:layer="layout" svg:width="3.6cm" svg:height="1.2cm" svg:x="16.1cm" svg:y="1.9cm">
          <text:p text:style-name="P1"><text:span text:style-name="T1">Vestigi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2" xml:id="id27" draw:id="id27" draw:layer="layout" svg:width="4.4cm" svg:height="3.3cm" svg:x="10.8cm" svg:y="7.6cm">
          <text:p text:style-name="P1"><text:span text:style-name="T1">Selecteer de gemeente van inschrijving en inschrijvingsdatum vóór <text:s/>vestigingssdatum en de gemeente van inschrijving op de vestigingsdatum van persoon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9" draw:id="id19" draw:layer="layout" svg:width="4.4cm" svg:height="3.2cm" svg:x="10.8cm" svg:y="11.6cm">
          <text:p text:style-name="P1"><text:span text:style-name="T1">Filter op vestigingen van persoon waarbij de vorige gemeente(code) onbekend of Amsterdam is en de huidige gemeente(code) onbekend of niet Amsterdam i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xml:id="id20" draw:id="id20" draw:layer="layout" svg:width="4.4cm" svg:height="1.5cm" svg:x="10.796cm" svg:y="15.6cm">
          <text:p text:style-name="P1"><text:span text:style-name="T1">Filter op huidige vestigingsland is niet Nederland van persoon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21" draw:id="id21" draw:layer="layout" svg:width="4.4cm" svg:height="2cm" svg:x="10.796cm" svg:y="18.152cm">
          <text:p text:style-name="P1"><text:span text:style-name="T1">Filter op vestigingen van persoon waarvan de huidige vestigingsdatum in tijdvak lig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13cm" svg:y1="14.8cm" svg:x2="12.996cm" svg:y2="15.6cm" draw:start-shape="id19" draw:start-glue-point="2" draw:end-shape="id20" draw:end-glue-point="0" svg:d="M13000 14800v400h-4v400" svg:viewBox="0 0 5 801">
          <text:p/>
        </draw:connector>
        <draw:connector draw:style-name="gr5" draw:text-style-name="P4" draw:layer="layout" svg:x1="12.996cm" svg:y1="17.1cm" svg:x2="12.996cm" svg:y2="18.152cm" draw:start-shape="id20" draw:start-glue-point="2" draw:end-shape="id21" draw:end-glue-point="0" svg:d="M12996 17100v1052" svg:viewBox="0 0 1 1053">
          <text:p/>
        </draw:connector>
        <draw:connector draw:style-name="gr5" draw:text-style-name="P4" draw:layer="layout" svg:x1="17.9cm" svg:y1="3.1cm" svg:x2="17.898cm" svg:y2="3.9cm" draw:start-shape="id22" draw:start-glue-point="6" draw:end-shape="id23" draw:end-glue-point="0" svg:d="M17900 3100v401h-2v399" svg:viewBox="0 0 3 801">
          <text:p/>
        </draw:connector>
        <draw:custom-shape draw:style-name="gr3" draw:text-style-name="P2" xml:id="id23" draw:id="id23" draw:layer="layout" svg:width="3.1cm" svg:height="1.7cm" svg:x="16.348cm" svg:y="3.9cm">
          <text:p text:style-name="P1"><text:span text:style-name="T1">Filter actuele gegevens op</text:span></text:p>
          <text:p text:style-name="P1"><text:span text:style-name="T1">persoon op</text:span></text:p>
          <text:p text:style-name="P1"><text:span text:style-name="T1">peildatu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4" draw:id="id24" draw:layer="layout" svg:width="3.9cm" svg:height="1.1cm" svg:x="15.552cm" svg:y="6.2cm">
          <text:p text:style-name="P1"><text:span text:style-name="T1">Gefilterde</text:span></text:p>
          <text:p text:style-name="P1"><text:span text:style-name="T1">vestiginge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4" draw:layer="layout" svg:x1="17.898cm" svg:y1="5.6cm" svg:x2="17.892cm" svg:y2="6.2cm" draw:start-shape="id23" draw:start-glue-point="2" draw:end-shape="id24" draw:end-glue-point="4" svg:d="M17898 5600v300h-6v300" svg:viewBox="0 0 7 601">
          <text:p/>
        </draw:connector>
        <draw:custom-shape draw:style-name="gr11" draw:text-style-name="P2" xml:id="id25" draw:id="id25" draw:layer="layout" svg:width="3.1cm" svg:height="2.5cm" svg:x="15.948cm" svg:y="8cm">
          <text:p text:style-name="P1"><text:span text:style-name="T1">Selecteer vorige en huidige vestigings-gegevens van persoon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7.502cm" svg:y1="7.3cm" svg:x2="17.498cm" svg:y2="8cm" draw:start-shape="id24" draw:start-glue-point="8" draw:end-shape="id25" draw:end-glue-point="0" svg:d="M17502 7300v351h-4v349" svg:viewBox="0 0 5 701">
          <text:p/>
        </draw:connector>
        <draw:connector draw:style-name="gr5" draw:text-style-name="P4" draw:layer="layout" svg:x1="13cm" svg:y1="3.1cm" svg:x2="13cm" svg:y2="7.6cm" draw:start-shape="id26" draw:start-glue-point="6" draw:end-shape="id27" draw:end-glue-point="0" svg:d="M13000 3100v4500" svg:viewBox="0 0 1 4501">
          <text:p/>
        </draw:connector>
        <draw:connector draw:style-name="gr5" draw:text-style-name="P4" draw:layer="layout" svg:x1="15.948cm" svg:y1="9.25cm" svg:x2="15.2cm" svg:y2="9.25cm" draw:start-shape="id25" draw:start-glue-point="3" draw:end-shape="id27" draw:end-glue-point="1" svg:d="M15948 9250h-748" svg:viewBox="0 0 749 1">
          <text:p/>
        </draw:connector>
        <draw:connector draw:style-name="gr5" draw:text-style-name="P4" draw:layer="layout" svg:x1="13cm" svg:y1="10.9cm" svg:x2="13cm" svg:y2="11.6cm" draw:start-shape="id27" draw:start-glue-point="2" draw:end-shape="id19" draw:end-glue-point="0" svg:d="M13000 10900v700" svg:viewBox="0 0 1 701">
          <text:p/>
        </draw:connector>
        <draw:custom-shape draw:style-name="gr16" draw:text-style-name="P3" xml:id="id32" draw:id="id32" draw:layer="layout" svg:width="3.6cm" svg:height="1.2cm" svg:x="8.7cm" svg:y="26.5cm">
          <text:p text:style-name="P1"><text:span text:style-name="T1">Kernbestand mutaties vertre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4" draw:layer="layout" draw:line-skew="-0.021cm" svg:x1="7.872cm" svg:y1="20.2cm" svg:x2="10.5cm" svg:y2="23.6cm" draw:start-shape="id18" draw:start-glue-point="2" draw:end-shape="id28" svg:d="M7872 20200v1679h2628v1721" svg:viewBox="0 0 2629 3401">
          <text:p/>
        </draw:connector>
        <draw:connector draw:style-name="gr5" draw:text-style-name="P4" draw:layer="layout" draw:line-skew="0.003cm" svg:x1="12.996cm" svg:y1="20.152cm" svg:x2="10.5cm" svg:y2="23.6cm" draw:start-shape="id21" draw:start-glue-point="2" draw:end-shape="id28" svg:d="M12996 20152v1727h-2496v1721" svg:viewBox="0 0 2497 3449">
          <text:p/>
        </draw:connector>
        <draw:connector draw:style-name="gr5" draw:text-style-name="P4" draw:layer="layout" svg:x1="17.55cm" svg:y1="21.9cm" svg:x2="17.55cm" svg:y2="23cm" draw:start-shape="id29" draw:start-glue-point="6" draw:end-shape="id30" draw:end-glue-point="0" svg:d="M17550 21900v1100" svg:viewBox="0 0 1 1101">
          <text:p/>
        </draw:connector>
        <draw:custom-shape draw:style-name="gr2" draw:text-style-name="P3" xml:id="id29" draw:id="id29" draw:layer="layout" svg:width="3.6cm" svg:height="1.2cm" svg:x="15.75cm" svg:y="20.7cm">
          <text:p text:style-name="P1"><text:span text:style-name="T1">Persoon_i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xml:id="id30" draw:id="id30" draw:layer="layout" svg:width="3.1cm" svg:height="1.7cm" svg:x="16cm" svg:y="23cm">
          <text:p text:style-name="P1"><text:span text:style-name="T1">Filter actuele gegevens op persoon op peildatum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31" draw:id="id31" draw:layer="layout" svg:width="4.5cm" svg:height="1.1cm" svg:x="15.3cm" svg:y="25.9cm">
          <text:p text:style-name="P1"><text:span text:style-name="T1">Gefilterde</text:span></text:p>
          <text:p text:style-name="P1"><text:span text:style-name="T1">identificatienummer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4" draw:layer="layout" svg:x1="17.55cm" svg:y1="24.7cm" svg:x2="17.55cm" svg:y2="25.9cm" draw:start-shape="id30" draw:start-glue-point="2" draw:end-shape="id31" draw:end-glue-point="0" svg:d="M17550 24700v1200" svg:viewBox="0 0 1 1201">
          <text:p/>
        </draw:connector>
        <draw:custom-shape draw:style-name="gr18" draw:text-style-name="P2" xml:id="id28" draw:id="id28" draw:layer="layout" svg:width="3.2cm" svg:height="1.5cm" svg:x="8.9cm" svg:y="23.6cm">
          <text:p text:style-name="P1"><text:span text:style-name="T1">Koppel BSN en A-nummer aan perso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4" draw:layer="layout" svg:x1="15.75cm" svg:y1="26.45cm" svg:x2="12.1cm" svg:y2="24.35cm" draw:start-shape="id31" draw:start-glue-point="6" draw:end-shape="id28" draw:end-glue-point="7" svg:d="M15750 26450h-2049v-2100h-1601" svg:viewBox="0 0 3651 2101">
          <text:p/>
        </draw:connector>
        <draw:connector draw:style-name="gr5" draw:text-style-name="P4" draw:layer="layout" svg:x1="10.5cm" svg:y1="25.1cm" svg:x2="10.5cm" svg:y2="26.5cm" draw:start-shape="id28" draw:start-glue-point="6" draw:end-shape="id32" draw:end-glue-point="4" svg:d="M10500 25100v1400" svg:viewBox="0 0 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1T16:19:34.318852914</meta:creation-date>
    <dc:date>2017-10-18T09:35:24.505800713</dc:date>
    <meta:editing-duration>PT1H4M13S</meta:editing-duration>
    <meta:editing-cycles>20</meta:editing-cycles>
    <meta:generator>LibreOffice/5.1.6.2$Linux_X86_64 LibreOffice_project/10m0$Build-2</meta:generator>
    <meta:document-statistic meta:object-count="65"/>
  </office:meta>
</office:document-meta>
</file>